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alibri" style:font-family-generic="swiss" style:font-pitch="variable" fo:font-size="10pt" style:font-size-asian="10pt" style:font-size-complex="10pt"/>
    </style:style>
    <style:style style:name="T1" style:family="text">
      <style:text-properties fo:color="#ffffff" fo:font-family="Calibri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3.5cm" svg:height="5.25cm" svg:x="8.25cm" svg:y="3.75cm">
          <text:p/>
        </draw:rect>
        <draw:custom-shape draw:style-name="gr2" draw:text-style-name="P2" draw:layer="layout" svg:width="2cm" svg:height="1.25cm" svg:x="6.5cm" svg:y="4.25cm">
          <text:p text:style-name="P1"><text:span text:style-name="T1">Pata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6.5cm" svg:y="7.25cm">
          <text:p text:style-name="P1"><text:span text:style-name="T1">Pata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11.5cm" svg:y="5.75cm">
          <text:p text:style-name="P1"><text:span text:style-name="T1">Pata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cm" svg:y1="4.5cm" svg:x2="10cm" svg:y2="3cm">
          <text:p/>
        </draw:line>
        <draw:custom-shape draw:style-name="gr2" draw:text-style-name="P2" draw:layer="layout" svg:width="2cm" svg:height="1.25cm" svg:x="6.5cm" svg:y="5.75cm">
          <text:p text:style-name="P1"><text:span text:style-name="T1">Pata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11.5cm" svg:y="4.25cm">
          <text:p text:style-name="P1"><text:span text:style-name="T1">Pata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11.5cm" svg:y="7.25cm">
          <text:p text:style-name="P1"><text:span text:style-name="T1">Pata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0.815cm" svg:height="0.963cm" svg:x="9.935cm" svg:y="2.25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6-08T19:33:40.22</meta:creation-date>
    <dc:date>2017-06-18T03:46:55</dc:date>
    <dc:creator>Raul Cebolla</dc:creator>
    <meta:editing-duration>PT9M1S</meta:editing-duration>
    <meta:editing-cycles>4</meta:editing-cycles>
    <meta:generator>OpenOffice/4.1.3$Win32 OpenOffice.org_project/413m1$Build-9783</meta:generator>
    <meta:document-statistic meta:object-count="9"/>
  </office:meta>
</office:document-meta>
</file>